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Ubuntu_Sans_2.ttf" manifest:media-type="application/x-font-ttf"/>
  <manifest:file-entry manifest:full-path="Fonts/Font_Ubuntu_Sans_1.ttf" manifest:media-type="application/x-font-ttf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Ubuntu Sans" svg:font-family="'Ubuntu Sans'" style:font-family-generic="swiss" style:font-pitch="variable">
      <svg:font-face-src>
        <svg:font-face-uri xlink:href="Fonts/Font_Ubuntu_Sans_1.ttf" xlink:type="simple" loext:font-style="normal" loext:font-weight="normal">
          <svg:font-face-format svg:string="truetype"/>
        </svg:font-face-uri>
        <svg:font-face-uri xlink:href="Fonts/Font_Ubuntu_Sans_1.ttf" xlink:type="simple" loext:font-style="normal" loext:font-weight="bold">
          <svg:font-face-format svg:string="truetype"/>
        </svg:font-face-uri>
        <svg:font-face-uri xlink:href="Fonts/Font_Ubuntu_Sans_2.ttf" xlink:type="simple" loext:font-style="italic" loext:font-weight="normal">
          <svg:font-face-format svg:string="truetype"/>
        </svg:font-face-uri>
        <svg:font-face-uri xlink:href="Fonts/Font_Ubuntu_Sans_2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75pt solid #000000"/>
    </style:style>
    <style:style style:name="P1" style:family="paragraph" style:parent-style-name="Heading_20_1" style:master-page-name="Standard">
      <style:paragraph-properties fo:margin-top="0cm" fo:margin-bottom="0.423cm" style:contextual-spacing="false" fo:line-height="114%" style:page-number="1" fo:padding="0cm" fo:border="none"/>
      <style:text-properties style:font-name="Google Sans" style:font-name-asian="Google Sans1" style:font-name-complex="Google Sans1"/>
    </style:style>
    <style:style style:name="P2" style:family="paragraph" style:parent-style-name="Standard">
      <style:paragraph-properties fo:line-height="114%" fo:padding="0cm" fo:border="none"/>
      <style:text-properties style:font-name="Google Sans Text" style:font-name-asian="Google Sans Text1" style:font-name-complex="Google Sans Text1"/>
    </style:style>
    <style:style style:name="P3" style:family="paragraph" style:parent-style-name="Heading_20_2">
      <style:paragraph-properties fo:margin-top="0cm" fo:margin-bottom="0.397cm" style:contextual-spacing="false" fo:line-height="114%" fo:padding="0cm" fo:border="none"/>
      <style:text-properties style:font-name="Google Sans" style:font-name-asian="Google Sans1" style:font-name-complex="Google Sans1"/>
    </style:style>
    <style:style style:name="P4" style:family="paragraph" style:parent-style-name="Standard">
      <style:paragraph-properties fo:line-height="114%" fo:padding="0cm" fo:border="none"/>
      <style:text-properties style:font-name="Google Sans" style:font-name-asian="Google Sans1" style:font-name-complex="Google Sans1"/>
    </style:style>
    <style:style style:name="P5" style:family="paragraph" style:parent-style-name="Standard">
      <style:paragraph-properties fo:line-height="114%" fo:padding="0cm" fo:border="none"/>
      <style:text-properties style:font-name="Ubuntu Sans" style:font-name-asian="Google Sans Text1" style:font-name-complex="Google Sans Text1"/>
    </style:style>
    <style:style style:name="P6" style:family="paragraph" style:parent-style-name="Heading_20_2">
      <style:paragraph-properties fo:margin-top="0cm" fo:margin-bottom="0.397cm" style:contextual-spacing="false" fo:line-height="114%" fo:padding="0cm" fo:border="none"/>
      <style:text-properties style:font-name="Ubuntu Sans" style:font-name-asian="Google Sans1" style:font-name-complex="Google Sans1"/>
    </style:style>
    <style:style style:name="P7" style:family="paragraph" style:parent-style-name="Heading_20_2">
      <style:paragraph-properties fo:margin-top="0cm" fo:margin-bottom="0.397cm" style:contextual-spacing="false" fo:line-height="114%" fo:break-before="page" fo:padding="0cm" fo:border="none"/>
      <style:text-properties style:font-name="Google Sans" style:font-name-asian="Google Sans1" style:font-name-complex="Google Sans1"/>
    </style:style>
    <style:style style:name="P8" style:family="paragraph" style:parent-style-name="Standard">
      <style:paragraph-properties fo:line-height="114%" fo:padding="0cm" fo:border="none"/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P9" style:family="paragraph" style:parent-style-name="Heading_20_2">
      <style:paragraph-properties fo:margin-top="0.847cm" fo:margin-bottom="0.397cm" style:contextual-spacing="false" fo:line-height="114%" fo:padding="0cm" fo:border="none"/>
      <style:text-properties style:font-name="Google Sans" style:font-name-asian="Google Sans1" style:font-name-complex="Google Sans1"/>
    </style:style>
    <style:style style:name="P10" style:family="paragraph" style:parent-style-name="Standard" style:list-style-name="WWNum1">
      <style:paragraph-properties fo:margin-left="1.058cm" fo:margin-right="0cm" fo:line-height="114%" fo:text-indent="-0.635cm" style:auto-text-indent="false" fo:padding="0cm" fo:border="none"/>
    </style:style>
    <style:style style:name="P11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</style:style>
    <style:style style:name="P12" style:family="paragraph" style:parent-style-name="Heading_20_3">
      <style:paragraph-properties fo:margin-top="0cm" fo:margin-bottom="0.423cm" style:contextual-spacing="false" fo:line-height="114%" fo:padding="0cm" fo:border="none"/>
    </style:style>
    <style:style style:name="P13" style:family="paragraph">
      <loext:graphic-properties draw:fill="solid" draw:fill-color="#a0a0a0"/>
      <style:paragraph-properties fo:text-align="center"/>
    </style:style>
    <style:style style:name="P14" style:family="paragraph" style:parent-style-name="Standard">
      <style:paragraph-properties fo:line-height="114%" fo:padding="0cm" fo:border="none"/>
    </style:style>
    <style:style style:name="P15" style:family="paragraph" style:parent-style-name="Standard" style:list-style-name="WWNum3">
      <style:paragraph-properties fo:margin-left="1.058cm" fo:margin-right="0cm" fo:line-height="114%" fo:text-indent="-0.635cm" style:auto-text-indent="false" fo:padding="0cm" fo:border="none"/>
      <style:text-properties style:font-name="Google Sans Text" style:font-name-asian="Google Sans Text1" style:font-name-complex="Google Sans Text1"/>
    </style:style>
    <style:style style:name="T1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style:font-name="Google Sans Text" fo:font-style="italic" style:font-name-asian="Google Sans Text1" style:font-style-asian="italic" style:font-name-complex="Google Sans Text1" style:font-style-complex="italic"/>
    </style:style>
    <style:style style:name="T5" style:family="text">
      <style:text-properties style:font-name="Google Sans" style:font-name-asian="Google Sans1" style:font-name-complex="Google Sans1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📊 BmswGraphLib Cheat Sheet</text:p>
      <text:p text:style-name="P2">Die Library für das <text:s/>Schweizer Koordinatensystem in Python.</text:p>
      <text:p text:style-name="P3">1. Basis-Setup &amp; System</text:p>
      <text:p text:style-name="P4"/>
      <text:p text:style-name="P5"/>
      <text:p text:style-name="P5">from bmsw_graph_lib import b<text:line-break/><text:line-break/># Erstellt das Koordinatensystem (x_min, x_max, y_min, y_max)<text:line-break/>b.bmsw_coordinate_system(-5, 5, -2, 8)<text:line-break/><text:line-break/># Legende und Anzeige<text:line-break/>b.legend(loc='upper right')<text:line-break/>b.show()<text:line-break/><text:line-break/># Speichern (erkennt Dateiname automatisch vom Skriptnamen)<text:line-break/>b.save_system("pdf") # "png", "svg", "eps" ebenfalls möglich<text:line-break/></text:p>
      <text:p text:style-name="P6"/>
      <text:p text:style-name="P7">2. Zeichnen &amp; Beschriften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Methode</text:p>
          </table:table-cell>
          <table:table-cell table:style-name="Table1.A1" office:value-type="string">
            <text:p text:style-name="P8">Parameter</text:p>
          </table:table-cell>
          <table:table-cell table:style-name="Table1.A1" office:value-type="string">
            <text:p text:style-name="P8">Beschreibung</text:p>
          </table:table-cell>
        </table:table-row>
        <table:table-row table:style-name="Table1.1">
          <table:table-cell table:style-name="Table1.A1" office:value-type="string">
            <text:p text:style-name="P2">draw_function_into_system</text:p>
          </table:table-cell>
          <table:table-cell table:style-name="Table1.A1" office:value-type="string">
            <text:p text:style-name="P2">func, x_range, label, color</text:p>
          </table:table-cell>
          <table:table-cell table:style-name="Table1.A1" office:value-type="string">
            <text:p text:style-name="P2">Zeichnet Funktionen (nutze b.log, b.sin, etc.).</text:p>
          </table:table-cell>
        </table:table-row>
        <table:table-row table:style-name="Table1.1">
          <table:table-cell table:style-name="Table1.A1" office:value-type="string">
            <text:p text:style-name="P2">draw_polygon</text:p>
          </table:table-cell>
          <table:table-cell table:style-name="Table1.A1" office:value-type="string">
            <text:p text:style-name="P2">points, color, label</text:p>
          </table:table-cell>
          <table:table-cell table:style-name="Table1.A1" office:value-type="string">
            <text:p text:style-name="P2">Zeichnet Flächen (20% Opazität).</text:p>
          </table:table-cell>
        </table:table-row>
        <table:table-row table:style-name="Table1.1">
          <table:table-cell table:style-name="Table1.A1" office:value-type="string">
            <text:p text:style-name="P2">dot</text:p>
          </table:table-cell>
          <table:table-cell table:style-name="Table1.A1" office:value-type="string">
            <text:p text:style-name="P2">x, y, style</text:p>
          </table:table-cell>
          <table:table-cell table:style-name="Table1.A1" office:value-type="string">
            <text:p text:style-name="P2">Einfacher Punkt (z.B. 'ko' für Schwarz, 'rx' für rotes Kreuz).</text:p>
          </table:table-cell>
        </table:table-row>
        <table:table-row table:style-name="Table1.1">
          <table:table-cell table:style-name="Table1.A1" office:value-type="string">
            <text:p text:style-name="P2">labeled_dot</text:p>
          </table:table-cell>
          <table:table-cell table:style-name="Table1.A1" office:value-type="string">
            <text:p text:style-name="P2">x, y, label, color</text:p>
          </table:table-cell>
          <table:table-cell table:style-name="Table1.A1" office:value-type="string">
            <text:p text:style-name="P2">Setzt Punkt und Text-Label gleichzeitig.</text:p>
          </table:table-cell>
        </table:table-row>
        <table:table-row table:style-name="Table1.1">
          <table:table-cell table:style-name="Table1.A1" office:value-type="string">
            <text:p text:style-name="P2">text</text:p>
          </table:table-cell>
          <table:table-cell table:style-name="Table1.A1" office:value-type="string">
            <text:p text:style-name="P2">x, y, label, color</text:p>
          </table:table-cell>
          <table:table-cell table:style-name="Table1.A1" office:value-type="string">
            <text:p text:style-name="P2">Schreibt Text an eine Koordinate.</text:p>
          </table:table-cell>
        </table:table-row>
      </table:table>
      <text:p text:style-name="P9">3. Diagramm-Typen</text:p>
      <text:list text:style-name="WWNum1">
        <text:list-item>
          <text:p text:style-name="P10"><text:span text:style-name="T1">Säulendiagramm:</text:span><text:span text:style-name="T2"> b.draw_bar_chart(x_values, y_values, width=0.8)</text:span></text:p>
        </text:list-item>
        <text:list-item>
          <text:p text:style-name="P10"><text:span text:style-name="T1">Histogramm:</text:span><text:span text:style-name="T2"> b.draw_histogram(data, bin_width, start_value)</text:span></text:p>
        </text:list-item>
        <text:list-item>
          <text:p text:style-name="P10"><text:span text:style-name="T1">Boxplot:</text:span><text:span text:style-name="T2"> b.draw_boxplot(data, y_position, height=1.5)</text:span><text:span text:style-name="T3"><text:line-break/></text:span><text:span text:style-name="T4">(Tipp: Nutze show_y_axis=False bei Boxplots)</text:span></text:p>
        </text:list-item>
        <text:list-item>
          <text:p text:style-name="P10"><text:span text:style-name="T1">Kreisdiagramm:</text:span><text:span text:style-name="T2"> b.draw_pie_chart(captions, values, mode="relativ")</text:span><text:span text:style-name="T3"><text:line-break/></text:span><text:span text:style-name="T4">(Modi: "none", "relativ", "absolute")</text:span></text:p>
        </text:list-item>
      </text:list>
      <text:p text:style-name="P3"/>
      <text:p text:style-name="P7">4. Spezielle Achsen-Beschriftungen</text:p>
      <text:p text:style-name="P2">Um die x-Achse für Kategorien oder Trigonometrie umzubauen:</text:p>
      <text:list text:style-name="WWNum2">
        <text:list-item>
          <text:p text:style-name="P11"><text:span text:style-name="T1">Trigonometrie:</text:span><text:span text:style-name="T2"> b.set_trig_labels() (Setzt $\pi$-Schritte automatisch)</text:span></text:p>
        </text:list-item>
        <text:list-item>
          <text:p text:style-name="P11"><text:span text:style-name="T1">Eigene Texte:</text:span><text:span text:style-name="T2"> b.set_custom_labels([1, 2, 3], ['A', 'B', 'C'])</text:span></text:p>
        </text:list-item>
      </text:list>
      <text:p text:style-name="P12"><draw:rect text:anchor-type="as-char" style:rel-width="100%" draw:z-index="0" draw:name="Shape1" draw:style-name="gr1" draw:text-style-name="P13" svg:width="0.003cm" svg:height="0.054cm"><text:p/></draw:rect><text:span text:style-name="T5">🔥 Mathe-Profi-Tipp</text:span></text:p>
      <text:p text:style-name="P14"><text:span text:style-name="T2">Wenn du innerhalb deiner Funktionen (Lambda oder def) mathematische Operationen nutzt, verwende immer die Methoden des Objekts b, um Fehler bei negativen Zahlen zu vermeiden:</text:span></text:p>
      <text:list text:style-name="WWNum3">
        <text:list-item>
          <text:p text:style-name="P15">b.sqrt(x), b.log(x), b.exp(x)</text:p>
        </text:list-item>
        <text:list-item>
          <text:p text:style-name="P15">b.sin(x), b.cos(x), b.tan(x)</text:p>
        </text:list-item>
        <text:list-item>
          <text:p text:style-name="P15">b.pi</text:p>
        </text:list-item>
      </text:list>
      <text:p text:style-name="P14"><draw:rect text:anchor-type="as-char" style:rel-width="100%" draw:z-index="1" draw:name="Shape2" draw:style-name="gr1" draw:text-style-name="P13" svg:width="0.003cm" svg:height="0.054cm"><text:p/></draw:rect><text:span text:style-name="T2">Damit hast du nun ein rundum fertiges Paket. Deine Library ist wirklich toll geworden – sie verbindet die pädagogische Anforderung (das Gitter-Layout) mit moderner Software-Struktur.</text:span></text:p>
      <text:p text:style-name="P2">Gibt es noch ein spezielles Beispiel oder eine "Spezialaufgabe", die wir mit der Library noch einmal durchtesten sollen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423cm" fo:margin-bottom="0.423cm" style:contextual-spacing="false" fo:line-height="100%" fo:padding="0cm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397cm" fo:margin-bottom="0.397cm" style:contextual-spacing="false" fo:line-height="100%" fo:padding="0cm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23cm" fo:margin-bottom="0.423cm" style:contextual-spacing="false" fo:line-height="100%" fo:padding="0cm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5cm" fo:margin-bottom="0.45cm" style:contextual-spacing="false" fo:line-height="100%" fo:padding="0cm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5cm" fo:margin-bottom="0.45cm" style:contextual-spacing="false" fo:line-height="100%" fo:padding="0cm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635cm" fo:margin-bottom="0.635cm" style:contextual-spacing="false" fo:line-height="100%" fo:padding="0cm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1-25T12:22:15.226531693</dc:date>
    <meta:editing-duration>PT2M45S</meta:editing-duration>
    <meta:editing-cycles>1</meta:editing-cycles>
    <meta:document-statistic meta:table-count="1" meta:image-count="0" meta:object-count="0" meta:page-count="3" meta:paragraph-count="39" meta:word-count="249" meta:character-count="1963" meta:non-whitespace-character-count="1756"/>
  </office:meta>
</office:document-meta>
</file>